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.353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size="12pt" style:font-size-asian="12pt" style:font-size-complex="12pt"/>
    </style:style>
    <style:style style:name="P4" style:family="paragraph" style:parent-style-name="Standard" style:master-page-name="Standard">
      <style:paragraph-properties fo:margin-top="0cm" fo:margin-bottom="0.353cm" loext:contextual-spacing="false" fo:line-height="100%" fo:text-align="center" style:justify-single-word="false" style:page-number="1"/>
      <style:text-properties fo:font-size="18pt" style:font-size-asian="18pt" style:font-size-complex="18pt"/>
    </style:style>
    <style:style style:name="P5" style:family="paragraph" style:parent-style-name="Standard">
      <style:paragraph-properties fo:margin-top="0cm" fo:margin-bottom="0.353cm" loext:contextual-spacing="false" fo:line-height="100%" fo:text-align="center" style:justify-single-word="false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top="0cm" fo:margin-bottom="0.353cm" loext:contextual-spacing="false" fo:line-height="100%" fo:text-align="justify" style:justify-single-word="false"/>
      <style:text-properties fo:font-size="12pt" fo:font-style="italic" style:font-size-asian="12pt" style:font-style-asian="italic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warzą ku Słońcu</text:p>
      <text:p text:style-name="P5">[Dark][Political][Crystal Siege]</text:p>
      <text:p text:style-name="P5">Autor: Verlax</text:p>
      <text:p text:style-name="P1"><text:span text:style-name="T1">Link: </text:span><text:a xlink:type="simple" xlink:href="https://mlppolska.pl/topic/17403-twarzą-ku-słońcu-oneshotdarkpoliticalcrystal-siege/" text:style-name="Internet_20_link" text:visited-style-name="Visited_20_Internet_20_Link"><text:span text:style-name="T2">https://mlppolska.pl/topic/17403-twarzą-ku-słońcu-oneshotdarkpoliticalcrystal-siege/</text:span></text:a></text:p>
      <text:p text:style-name="P3"/>
      <text:p text:style-name="P7">Witam was znowu w redakcyjnym kąciku recenzji. Dziś wyjątkowo omówię coś z polskiego fanfikowego półświatka – w końcu Polacy nie gęsi, swoje fiki mają. Mało tego, mają się i czym (zasłużenie zresztą) chwalić. Oto jedno z najnowszych opowiadań, aspirujące dołączyć do krajowej czołówki. Nie ma co zwlekać, zaczynajmy!</text:p>
      <text:p text:style-name="P3">„Twarzą ku Słońcu” od Verlaxa powstało oryginalnie na odbywający się na forum MLPPolska konkurs literacki na spin-off cieszącego się wśród polskich czytelników (nie)sławą „Kryształowego Oblężenia”. Minęło trochę czasu, aż w końcu doczekaliśmy się publikacji wersji rozszerzonej z naniesionymi pewnymi poprawkami. Punkt wyjścia jest tutaj taki sam, jak w fanfiku-matce: oto w najbliższym czasie na Equestrię ma najechać totalitarna Sombria, uzbrojona w nowoczesną broń. Kucyki zmuszone są w kilka lat dokonać postępu pozwalającego im na dogonienie najeźdźców i wyrównaną walkę.</text:p>
      <text:p text:style-name="P3">Właśnie do industrializującej się krainy przybywa korespondent prasowy z Gryfonii, którego oczami obserwujemy zmiany zachodzące w equestriańskim społeczeństwie. Pomimo tego, że kolejne reformy są niezbędne, nie obchodzi się jednak bez problemów i oporów, a Equestrianie, nim wreszcie ruszą w bój z Sombryjczykami, będą musieli stoczyć niejedną ciężką walkę, i to przeciwko sobie samym…</text:p>
      <text:p text:style-name="P3">Już od pierwszych stron opowiadania widać, jaki wysiłek autor włożył w research. W realistyczny sposób przedstawione zostały zarówno kolejne wycinki historii stojącej na progu wojny Equestrii, batalie – zarówno te militarne, jak i te polityczne – a także rozterki szarych obywateli, którym przyszło żyć w dość ciężkich czasach. Ponadto ci czytelnicy, którzy bardziej interesują się historią, znajdą parę ciekawych smaczków. Nie mamy tu jednak do czynienia tylko i wyłącznie z suchymi opisami wydarzeń. Dzieła dopełniają postacie spotykane przez narratora podczas jego podróży po przeżywającym kryzysy kraju. Podczas lektury rozmów z nimi, nie ma się wrażenia, że są jakimiś generycznymi randomami, które to mają popchnąć fabułę dalej. Choć ich role zazwyczaj są krótkie, to jednak mają w sobie coś, dzięki czemu mogą zapaść w pamięć.</text:p>
      <text:p text:style-name="P3">Mimo poważnego tematu opowiadania, czytało mi się je dosyć lekko i bez większych problemów. Szybko można się wczuć w całą tę atmosferę targanego coraz to nowymi problemami kraju. Jeżeli chodzi o formę, to na dziś dzień raczej już nie ma się do czego przyczepić. Znajomość fabuły pierwowzoru, czyli „Kryształowego Oblężenia” nie jest szczególnie potrzebna przed zabraniem się do czytania, choć warto porównać rozwiązania zastosowane w obydwu opowiadaniach – jest to kształcące doświadczenie. Fanfika oceniam w mojej skali 11/10. Pozdrawiam i zgodnie z tradycją zapraszam do lektury, a także do wyrażenia swojej opinii.</text:p>
      <text:p text:style-name="P2"><text:soft-page-break/><text:span text:style-name="T1">Baner: </text:span><text:a xlink:type="simple" xlink:href="https://yuntaoxd.deviantart.com/art/Warponies-577001755" text:style-name="Internet_20_link" text:visited-style-name="Visited_20_Internet_20_Link"><text:span text:style-name="T2">https://yuntaoxd.deviantart.com/art/Warponies-577001755</text:span></text:a></text:p>
      <text:p text:style-name="P2"><text:a xlink:type="simple" xlink:href="https://pre00.deviantart.net/aba1/th/pre/f/2015/348/8/f/warponies_by_yuntaoxd-d9jj5ej.png" text:style-name="Internet_20_link" text:visited-style-name="Visited_20_Internet_20_Link"><text:span text:style-name="T2">https://pre00.deviantart.net/aba1/th/pre/f/2015/348/8/f/warponies_by_yuntaoxd-d9jj5ej.png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pl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_64 LibreOffice_project/92a7159f7e4af62137622921e809f8546db437e5</meta:generator>
    <dc:date>2018-05-27T23:44:02.508000000</dc:date>
    <meta:editing-duration>PT9H25M32S</meta:editing-duration>
    <meta:editing-cycles>1</meta:editing-cycles>
    <meta:document-statistic meta:table-count="0" meta:image-count="0" meta:object-count="0" meta:page-count="2" meta:paragraph-count="11" meta:word-count="404" meta:character-count="3029" meta:non-whitespace-character-count="2632"/>
  </office:meta>
</office:document-meta>
</file>